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259" officeooo:paragraph-rsid="000b2259"/>
    </style:style>
    <style:style style:name="P2" style:family="paragraph" style:parent-style-name="Standard">
      <style:text-properties officeooo:rsid="000bc96d" officeooo:paragraph-rsid="000bc96d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<text:s text:c="26"/>:Saniya Samreen</text:p>
      <text:p text:style-name="P2">NICK NAME <text:s text:c="15"/>: SANU</text:p>
      <text:p text:style-name="P1">QUALIFICATION <text:s text:c="7"/>:B'tech 1<text:span text:style-name="T1">st</text:span> year</text:p>
      <text:p text:style-name="P1">BRANCH <text:s text:c="21"/>:Computer Science Engineering</text:p>
      <text:p text:style-name="P1">INSTITUTION <text:s text:c="13"/>:Vaagdevi College of Engineering</text:p>
      <text:p text:style-name="P1"><text:s text:c="41"/>Bollikunta,Warangal</text:p>
      <text:p text:style-name="P1">AGE <text:s text:c="30"/>:17 yrs</text:p>
      <text:p text:style-name="P1">FATHER'S NAME <text:s text:c="8"/>:Patan Yakub Pasha</text:p>
      <text:p text:style-name="P1">QUALIFICATION <text:s text:c="8"/>:Government teacher </text:p>
      <text:p text:style-name="P1">MOTHER'S NAME <text:s text:c="6"/>:Faheem Sulthana</text:p>
      <text:p text:style-name="P1">QUALIFICATION <text:s text:c="8"/>:Home maker</text:p>
      <text:p text:style-name="P1">SIBLINGS <text:s text:c="21"/>:Sameeya Samreen</text:p>
      <text:p text:style-name="P1">QUALIFICATION <text:s text:c="8"/>:Studying 10<text:span text:style-name="T1">th</text:span> at Tejaswi High School,Naimnagar</text:p>
      <text:p text:style-name="P1">HOBBIES <text:s text:c="22"/>:Reading books,singing</text:p>
      <text:p text:style-name="P2">SHORT -TERM GOAL <text:s/>:To score more than 85% in my B'tech</text:p>
      <text:p text:style-name="P2">LONG-TERM GOAL <text:s text:c="4"/>:To become an IAS officer and a Personality Development teacher</text:p>
      <text:p text:style-name="P2">DREAM <text:s text:c="25"/>:Win a NOBLE PEACE PRIZE with my deeds</text:p>
      <text:p text:style-name="P2">PHONE NO. <text:s text:c="19"/>:9866568286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3:32:41.093708132</meta:creation-date>
    <dc:date>2018-07-25T14:03:04.627926292</dc:date>
    <meta:editing-duration>PT11M44S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18" meta:word-count="87" meta:character-count="892" meta:non-whitespace-character-count="539"/>
  </office:meta>
</office:document-meta>
</file>